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start" style:justify-single-word="false"/>
      <style:text-properties officeooo:paragraph-rsid="00335ddc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1017d3"/>
    </style:style>
    <style:style style:name="P15" style:family="paragraph" style:parent-style-name="Table_20_Contents">
      <style:text-properties officeooo:rsid="003c9d6c" officeooo:paragraph-rsid="001017d3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officeooo:paragraph-rsid="00335ddc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2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cfd90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648a3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cd09cd"/>
    </style:style>
    <style:style style:name="T16" style:family="text">
      <style:text-properties officeooo:rsid="00a56f82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2dde9a" fo:background-color="#ffffff" loext:char-shading-value="0"/>
    </style:style>
    <style:style style:name="T23" style:family="text">
      <style:text-properties officeooo:rsid="0022f10e"/>
    </style:style>
    <style:style style:name="T24" style:family="text">
      <style:text-properties officeooo:rsid="0042f57a"/>
    </style:style>
    <style:style style:name="T25" style:family="text">
      <style:text-properties fo:language="en" fo:country="US" officeooo:rsid="0042f57a"/>
    </style:style>
    <style:style style:name="T26" style:family="text">
      <style:text-properties fo:background-color="#999999" loext:char-shading-value="0"/>
    </style:style>
    <style:style style:name="T27" style:family="text">
      <style:text-properties fo:color="#ffffff"/>
    </style:style>
    <style:style style:name="T28" style:family="text">
      <style:text-properties fo:color="#ffffff" fo:background-color="#999999" loext:char-shading-value="0"/>
    </style:style>
    <style:style style:name="T29" style:family="text">
      <style:text-properties fo:color="#ffffff" fo:background-color="#666666" loext:char-shading-value="0"/>
    </style:style>
    <style:style style:name="T30" style:family="text">
      <style:text-properties fo:color="#ffffff" officeooo:rsid="003bce78" fo:background-color="#666666" loext:char-shading-value="0"/>
    </style:style>
    <style:style style:name="T31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7"/>
      <text:p text:style-name="P7"/>
      <text:p text:style-name="P7"/>
      <text:p text:style-name="P7"><text:span text:style-name="T15">Declaração</text:span> <text:span text:style-name="T16">De Inscrição</text:span></text:p>
      <text:p text:style-name="P7"/>
      <text:p text:style-name="P22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8"> </text:span><text:text-input text:description="${lang.pt(person.idDocumentType.localizedNameI18N)}">${lang.pt(person.idDocumentType.localizedNameI18N)}</text:text-input><text:span text:style-name="T1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</text:span><text:text-input text:description="${curriculumInformation.curricularYear}">${curriculumInformation.curricularYear}</text:text-input><text:span text:style-name="T20">.º Ano, </text:span><text:span text:style-name="T17">no Curso de </text:span><text:span text:style-name="T17"><text:text-input text:description="${lang.pt(curricularPlanInformation.degreeName)}"/></text:span><text:span text:style-name="T17"><text:text-input text:description="${lang.pt(curricularPlanInformation.degreePresentationName)}">${lang.pt(curricularPlanInformation.degreePresentationName)}</text:text-input></text:span><text:span text:style-name="T20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4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Unidade(s) Curricular(es)</text:p>
          </table:table-cell>
          <table:table-cell table:style-name="Table1.A1" office:value-type="string">
            <text:p text:style-name="P18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4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29"><text:s text:c="2"/>Total UCs: </text:span><text:span text:style-name="T31"><text:text-input text:description="${totalNormalEnrolments}">${totalNormalEnrolments}</text:text-input></text:span><text:span text:style-name="T29"> <text:s/></text:span><text:s text:c="8"/><text:span text:style-name="T29"><text:s text:c="2"/></text:span><text:span text:style-name="T30">T</text:span><text:span text:style-name="T29">otal ECTS: </text:span><text:span text:style-name="T31"><text:text-input text:description="${numbers.onePlace(totalNormalECTS)}">${numbers.onePlace(totalNormalECTS)}</text:text-input></text:span><text:span text:style-name="T29"> <text:s/></text:span></text:p>
      <text:p text:style-name="P15"/>
      <text:p text:style-name="P15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11">efeitos</text:span><text:span text:style-name="T7"> </text:span><text:soft-page-break/><text:span text:style-name="T7">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8">acesso ao passe «sub23@superior.tp»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0"/>
      <text:p text:style-name="P11"><text:span text:style-name="T13">Faculdade de </text:span><text:span text:style-name="T2">Medicina Veterinária</text:span><text:span text:style-name="T3"> </text:span><text:span text:style-name="T13">da Universidade de Lisboa</text:span><text:span text:style-name="T24">, em </text:span><text:span text:style-name="T25"><text:text-input text:description="${lang.pt(dates.extendedDate(localizedDate.nowDate()))}">${lang.pt(dates.extendedDate(localizedDate.nowDate()))}</text:text-input></text:span><text:span text:style-name="T21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6"><text:text-input text:description="[#if hasPricetag]">[#if hasPricetag]</text:text-input></text:p>
            <text:p text:style-name="P23"><text:span text:style-name="T23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5.B1" office:value-type="string">
            <text:p text:style-name="P13"><text:span text:style-name="T22">A</text:span><text:span text:style-name="T21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0T12:40:00.169126633</dc:date>
    <meta:editing-duration>PT2H4M35S</meta:editing-duration>
    <meta:editing-cycles>38</meta:editing-cycles>
    <meta:generator>LibreOffice/4.2.8.2$Linux_X86_64 LibreOffice_project/420m0$Build-2</meta:generator>
    <meta:document-statistic meta:table-count="3" meta:image-count="2" meta:object-count="0" meta:page-count="2" meta:paragraph-count="22" meta:word-count="437" meta:character-count="3602" meta:non-whitespace-character-count="3352"/>
  </office:meta>
</office:document-meta>
</file>